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1cm" svg:y1="10.249cm" svg:x2="2.51cm" svg:y2="1.37cm">
          <text:p/>
        </draw:line>
        <draw:line draw:style-name="gr2" draw:text-style-name="P1" draw:layer="layout" svg:x1="2.51cm" svg:y1="10.249cm" svg:x2="11.389cm" svg:y2="10.249cm">
          <text:p text:style-name="P3"/>
        </draw:line>
        <draw:frame draw:style-name="gr3" draw:text-style-name="P2" draw:layer="layout" svg:width="6.289cm" svg:height="0.954cm" svg:x="3.859cm" svg:y="10.376cm">
          <draw:text-box>
            <text:p>mean time to master</text:p>
          </draw:text-box>
        </draw:frame>
        <draw:frame draw:style-name="gr3" draw:text-style-name="P2" draw:layer="layout" svg:width="7.915cm" svg:height="0.954cm" draw:transform="rotate (1.5707963267949) translate (1.102cm 10.023cm)">
          <draw:text-box>
            <text:p>usefulness once mastered</text:p>
          </draw:text-box>
        </draw:frame>
        <draw:frame draw:style-name="gr4" draw:text-style-name="P4" draw:layer="layout" svg:width="2.202cm" svg:height="2.36cm" svg:x="3.028cm" svg:y="2.854cm">
          <draw:text-box>
            <text:p text:style-name="P3">teach</text:p>
            <text:p text:style-name="P3">this</text:p>
            <text:p text:style-name="P3">first</text:p>
          </draw:text-box>
        </draw:frame>
        <draw:frame draw:style-name="gr5" draw:text-style-name="P4" draw:layer="layout" svg:width="2.36cm" svg:height="1.657cm" svg:x="8.467cm" svg:y="7.957cm">
          <draw:text-box>
            <text:p text:style-name="P3">don't</text:p>
            <text:p text:style-name="P3">bot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1:24:50.060762000</meta:creation-date>
    <dc:date>2016-05-04T11:29:43.146717000</dc:date>
    <meta:editing-duration>PT4M53S</meta:editing-duration>
    <meta:editing-cycles>1</meta:editing-cycles>
    <meta:document-statistic meta:object-count="6"/>
    <meta:generator>LibreOffice/4.4.2.2$MacOSX_X86_64 LibreOffice_project/c4c7d32d0d49397cad38d62472b0bc8acff48dd6</meta:generator>
  </office:meta>
</office:document-meta>
</file>